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justify" style:vertical-align="auto" fo:margin-top="0.0694in" fo:margin-bottom="0.0694in" fo:text-indent="0.4916in"/>
      <style:text-properties fo:hyphenate="true"/>
    </style:style>
    <style:style style:name="T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3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4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5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6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7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8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9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0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1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2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3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4" style:parent-style-name="Fonteparág.padrão" style:family="text">
      <style:text-properties style:font-name="Times New Roman" style:font-name-asian="Times New Roman" style:font-name-complex="Times New Roman" style:letter-kerning="false" fo:font-size="10.5pt" style:font-size-asian="10.5pt" style:font-size-complex="10.5pt" style:language-asian="pt" style:country-asian="BR" style:language-complex="ar" style:country-complex="SA"/>
    </style:style>
    <style:style style:name="P15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6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7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18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19" style:parent-style-name="Normal" style:family="paragraph">
      <style:paragraph-properties fo:text-align="justify" style:vertical-align="auto" fo:margin-top="0.0694in" fo:margin-bottom="0.0694in" fo:text-indent="0.4916in"/>
      <style:text-properties fo:hyphenate="true"/>
    </style:style>
    <style:style style:name="T20" style:parent-style-name="Fonteparág.padrão" style:family="text">
      <style:text-properties style:font-name="Times New Roman" style:font-name-asian="Times New Roman" style:font-name-complex="Times New Roman" style:letter-kerning="false" fo:font-size="11pt" style:font-size-asian="11pt" style:font-size-complex="11pt" style:language-asian="pt" style:country-asian="BR" style:language-complex="ar" style:country-complex="SA"/>
    </style:style>
    <style:style style:name="P21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2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3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4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5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6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7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8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29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0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1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2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3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4" style:parent-style-name="textbody0" style:family="paragraph">
      <style:paragraph-properties fo:text-align="justify" fo:text-indent="0.4916in"/>
      <style:text-properties fo:font-size="11pt" style:font-size-asian="11pt" style:font-size-complex="11pt"/>
    </style:style>
    <style:style style:name="P35" style:parent-style-name="textbody0" style:family="paragraph">
      <style:paragraph-properties fo:text-align="justify" fo:text-indent="0.4916in"/>
    </style:style>
    <style:style style:name="T36" style:parent-style-name="Fonteparág.padrão" style:family="text">
      <style:text-properties fo:font-size="11pt" style:font-size-asian="11pt" style:font-size-complex="11pt"/>
    </style:style>
    <style:style style:name="P37" style:parent-style-name="textbody0" style:family="paragraph">
      <style:paragraph-properties fo:text-align="justify" fo:text-indent="0.4916in"/>
    </style:style>
    <style:style style:name="T38" style:parent-style-name="Fonteparág.padrão" style:family="text">
      <style:text-properties fo:font-size="11pt" style:font-size-asian="11pt" style:font-size-complex="11pt"/>
    </style:style>
    <style:style style:name="P39" style:parent-style-name="textbody0" style:family="paragraph">
      <style:paragraph-properties fo:text-align="justify" fo:text-indent="0.4916in"/>
    </style:style>
    <style:style style:name="T40" style:parent-style-name="Fonteparág.padrão" style:family="text">
      <style:text-properties fo:font-size="11pt" style:font-size-asian="11pt" style:font-size-complex="11pt"/>
    </style:style>
    <style:style style:name="T41" style:parent-style-name="Fonteparág.padrão" style:family="text">
      <style:text-properties fo:font-size="11pt" style:font-size-asian="11pt" style:font-size-complex="11pt"/>
    </style:style>
    <style:style style:name="P42" style:parent-style-name="textbody0" style:family="paragraph">
      <style:paragraph-properties fo:text-align="justify" fo:text-indent="0.4916in"/>
    </style:style>
    <style:style style:name="T43" style:parent-style-name="Fonteparág.padrão" style:family="text">
      <style:text-properties fo:font-size="11pt" style:font-size-asian="11pt" style:font-size-complex="11pt"/>
    </style:style>
    <style:style style:name="P44" style:parent-style-name="textbody0" style:family="paragraph">
      <style:paragraph-properties fo:text-align="justify" fo:text-indent="0.4916in"/>
    </style:style>
    <style:style style:name="T45" style:parent-style-name="Fonteparág.padrão" style:family="text">
      <style:text-properties fo:font-size="11pt" style:font-size-asian="11pt" style:font-size-complex="11pt"/>
    </style:style>
    <style:style style:name="P46" style:parent-style-name="textbody0" style:family="paragraph">
      <style:paragraph-properties fo:text-align="justify" fo:text-indent="0.4916in"/>
    </style:style>
    <style:style style:name="T47" style:parent-style-name="Fonteparág.padrão" style:family="text">
      <style:text-properties fo:font-size="11pt" style:font-size-asian="11pt" style:font-size-complex="11pt"/>
    </style:style>
    <style:style style:name="T48" style:parent-style-name="Fonteparág.padrão" style:family="text">
      <style:text-properties fo:font-size="11pt" style:font-size-asian="11pt" style:font-size-complex="11pt"/>
    </style:style>
    <style:style style:name="P49" style:parent-style-name="textbody0" style:family="paragraph">
      <style:paragraph-properties fo:text-align="justify" fo:text-indent="0.4916in"/>
    </style:style>
    <style:style style:name="T50" style:parent-style-name="Fonteparág.padrão" style:family="text">
      <style:text-properties fo:font-size="11pt" style:font-size-asian="11pt" style:font-size-complex="11pt"/>
    </style:style>
    <style:style style:name="P51" style:parent-style-name="textbody0" style:family="paragraph">
      <style:paragraph-properties fo:text-align="justify" fo:text-indent="0.4916in"/>
    </style:style>
    <style:style style:name="T52" style:parent-style-name="Fonteparág.padrão" style:family="text">
      <style:text-properties fo:font-size="11pt" style:font-size-asian="11pt" style:font-size-complex="11pt"/>
    </style:style>
    <style:style style:name="P53" style:parent-style-name="textbody0" style:family="paragraph">
      <style:paragraph-properties fo:text-align="justify" fo:text-indent="0.4916in"/>
    </style:style>
    <style:style style:name="T54" style:parent-style-name="Fonteparág.padrão" style:family="text">
      <style:text-properties fo:font-size="11pt" style:font-size-asian="11pt" style:font-size-complex="11pt"/>
    </style:style>
    <style:style style:name="T55" style:parent-style-name="Fonteparág.padrão" style:family="text">
      <style:text-properties fo:font-size="11pt" style:font-size-asian="11pt" style:font-size-complex="11pt"/>
    </style:style>
    <style:style style:name="T56" style:parent-style-name="Fonteparág.padrão" style:family="text">
      <style:text-properties fo:font-size="11pt" style:font-size-asian="11pt" style:font-size-complex="11pt"/>
    </style:style>
    <style:style style:name="P57" style:parent-style-name="textbody0" style:family="paragraph">
      <style:paragraph-properties fo:text-align="justify" fo:text-indent="0.4916in"/>
    </style:style>
    <style:style style:name="P58" style:parent-style-name="western" style:family="paragraph">
      <style:paragraph-properties fo:text-align="justify" fo:text-indent="0.4916in"/>
    </style:style>
    <style:style style:name="T59" style:parent-style-name="Fonteparág.padrão" style:family="text">
      <style:text-properties fo:color="#000000" fo:font-size="11pt" style:font-size-asian="11pt" style:font-size-complex="11pt"/>
    </style:style>
    <style:style style:name="T60" style:parent-style-name="Fonteparág.padrão" style:family="text">
      <style:text-properties fo:color="#000000" fo:font-size="11pt" style:font-size-asian="11pt" style:font-size-complex="11pt"/>
    </style:style>
    <style:style style:name="P61" style:parent-style-name="western" style:family="paragraph">
      <style:paragraph-properties fo:text-align="justify" fo:text-indent="0.4916in"/>
    </style:style>
    <style:style style:name="T62" style:parent-style-name="Fonteparág.padrão" style:family="text">
      <style:text-properties fo:color="#000000" fo:font-size="11pt" style:font-size-asian="11pt" style:font-size-complex="11pt"/>
    </style:style>
    <style:style style:name="T63" style:parent-style-name="Fonteparág.padrão" style:family="text">
      <style:text-properties fo:color="#000000" fo:font-size="11pt" style:font-size-asian="11pt" style:font-size-complex="11pt"/>
    </style:style>
    <style:style style:name="P64" style:parent-style-name="western" style:family="paragraph">
      <style:paragraph-properties fo:text-align="justify" fo:text-indent="0.4916in"/>
    </style:style>
    <style:style style:name="T65" style:parent-style-name="Fonteparág.padrão" style:family="text">
      <style:text-properties fo:color="#000000" fo:font-size="11pt" style:font-size-asian="11pt" style:font-size-complex="11pt"/>
    </style:style>
    <style:style style:name="P66" style:parent-style-name="western" style:family="paragraph">
      <style:paragraph-properties fo:margin-left="0.8347in">
        <style:tab-stops/>
      </style:paragraph-properties>
    </style:style>
    <style:style style:name="T67" style:parent-style-name="Fonteparág.padrão" style:family="text">
      <style:text-properties fo:font-size="11pt" style:font-size-asian="11pt" style:font-size-complex="11pt"/>
    </style:style>
    <style:style style:name="T68" style:parent-style-name="Fonteparág.padrão" style:family="text">
      <style:text-properties fo:font-size="11pt" style:font-size-asian="11pt" style:font-size-complex="11pt"/>
    </style:style>
    <style:style style:name="T69" style:parent-style-name="Fonteparág.padrão" style:family="text">
      <style:text-properties fo:font-size="11pt" style:font-size-asian="11pt" style:font-size-complex="11pt"/>
    </style:style>
    <style:style style:name="T70" style:parent-style-name="Fonteparág.padrão" style:family="text">
      <style:text-properties fo:font-size="11pt" style:font-size-asian="11pt" style:font-size-complex="11pt"/>
    </style:style>
    <style:style style:name="T71" style:parent-style-name="Forte" style:family="text">
      <style:text-properties fo:font-size="11pt" style:font-size-asian="11pt" style:font-size-complex="11pt"/>
    </style:style>
    <style:style style:name="T72" style:parent-style-name="Forte" style:family="text">
      <style:text-properties fo:font-size="11pt" style:font-size-asian="11pt" style:font-size-complex="11pt"/>
    </style:style>
    <style:style style:name="T73" style:parent-style-name="Forte" style:family="text">
      <style:text-properties fo:font-size="11pt" style:font-size-asian="11pt" style:font-size-complex="11pt"/>
    </style:style>
    <style:style style:name="T74" style:parent-style-name="Fonteparág.padrão" style:family="text">
      <style:text-properties fo:font-size="11pt" style:font-size-asian="11pt" style:font-size-complex="11pt"/>
    </style:style>
    <style:style style:name="T75" style:parent-style-name="Fonteparág.padrão" style:family="text">
      <style:text-properties fo:font-size="11pt" style:font-size-asian="11pt" style:font-size-complex="11pt"/>
    </style:style>
    <style:style style:name="T76" style:parent-style-name="Fonteparág.padrão" style:family="text">
      <style:text-properties fo:font-size="11pt" style:font-size-asian="11pt" style:font-size-complex="11pt"/>
    </style:style>
    <style:style style:name="P77" style:parent-style-name="western" style:family="paragraph">
      <style:paragraph-properties fo:text-align="justify" fo:text-indent="0.4916in"/>
    </style:style>
    <style:style style:name="T78" style:parent-style-name="Fonteparág.padrão" style:family="text">
      <style:text-properties fo:font-size="11pt" style:font-size-asian="11pt" style:font-size-complex="11pt"/>
    </style:style>
    <style:style style:name="P79" style:parent-style-name="western" style:family="paragraph">
      <style:paragraph-properties fo:margin-left="0.8347in">
        <style:tab-stops/>
      </style:paragraph-properties>
    </style:style>
    <style:style style:name="T80" style:parent-style-name="Fonteparág.padrão" style:family="text">
      <style:text-properties fo:font-size="11pt" style:font-size-asian="11pt" style:font-size-complex="11pt"/>
    </style:style>
    <style:style style:name="P81" style:parent-style-name="western" style:family="paragraph">
      <style:paragraph-properties fo:margin-left="0.8347in">
        <style:tab-stops/>
      </style:paragraph-properties>
    </style:style>
    <style:style style:name="T82" style:parent-style-name="Fonteparág.padrão" style:family="text">
      <style:text-properties fo:font-size="11pt" style:font-size-asian="11pt" style:font-size-complex="11pt"/>
    </style:style>
    <style:style style:name="T83" style:parent-style-name="Fonteparág.padrão" style:family="text">
      <style:text-properties fo:font-size="11pt" style:font-size-asian="11pt" style:font-size-complex="11pt"/>
    </style:style>
    <style:style style:name="P84" style:parent-style-name="western" style:family="paragraph">
      <style:paragraph-properties fo:margin-left="0.8347in">
        <style:tab-stops/>
      </style:paragraph-properties>
    </style:style>
    <style:style style:name="T85" style:parent-style-name="Fonteparág.padrão" style:family="text">
      <style:text-properties fo:font-size="11pt" style:font-size-asian="11pt" style:font-size-complex="11pt"/>
    </style:style>
    <style:style style:name="T86" style:parent-style-name="Fonteparág.padrão" style:family="text">
      <style:text-properties fo:font-size="11pt" style:font-size-asian="11pt" style:font-size-complex="11pt"/>
    </style:style>
    <style:style style:name="P87" style:parent-style-name="western" style:family="paragraph">
      <style:paragraph-properties fo:margin-left="0.8347in">
        <style:tab-stops/>
      </style:paragraph-properties>
    </style:style>
    <style:style style:name="T88" style:parent-style-name="Fonteparág.padrão" style:family="text">
      <style:text-properties fo:font-size="11pt" style:font-size-asian="11pt" style:font-size-complex="11pt"/>
    </style:style>
    <style:style style:name="P89" style:parent-style-name="western" style:family="paragraph">
      <style:paragraph-properties fo:margin-left="0.8347in">
        <style:tab-stops/>
      </style:paragraph-properties>
    </style:style>
    <style:style style:name="T90" style:parent-style-name="Fonteparág.padrão" style:family="text">
      <style:text-properties fo:font-size="11pt" style:font-size-asian="11pt" style:font-size-complex="11pt"/>
    </style:style>
    <style:style style:name="T91" style:parent-style-name="Fonteparág.padrão" style:family="text">
      <style:text-properties fo:font-size="11pt" style:font-size-asian="11pt" style:font-size-complex="11pt"/>
    </style:style>
    <style:style style:name="T92" style:parent-style-name="Fonteparág.padrão" style:family="text">
      <style:text-properties fo:font-size="11pt" style:font-size-asian="11pt" style:font-size-complex="11pt"/>
    </style:style>
    <style:style style:name="T93" style:parent-style-name="Fonteparág.padrão" style:family="text">
      <style:text-properties fo:font-size="11pt" style:font-size-asian="11pt" style:font-size-complex="11pt"/>
    </style:style>
    <style:style style:name="T94" style:parent-style-name="Fonteparág.padrão" style:family="text">
      <style:text-properties fo:font-size="11pt" style:font-size-asian="11pt" style:font-size-complex="11pt"/>
    </style:style>
    <style:style style:name="P95" style:parent-style-name="western" style:family="paragraph">
      <style:paragraph-properties fo:margin-left="0.8347in">
        <style:tab-stops/>
      </style:paragraph-properties>
    </style:style>
    <style:style style:name="T96" style:parent-style-name="Forte" style:family="text">
      <style:text-properties fo:font-weight="normal" style:font-weight-asian="normal" style:font-weight-complex="normal" fo:font-size="11pt" style:font-size-asian="11pt" style:font-size-complex="11pt"/>
    </style:style>
    <style:style style:name="T97" style:parent-style-name="Forte" style:family="text">
      <style:text-properties fo:font-weight="normal" style:font-weight-asian="normal" style:font-weight-complex="normal" fo:font-size="11pt" style:font-size-asian="11pt" style:font-size-complex="11pt"/>
    </style:style>
    <style:style style:name="P98" style:parent-style-name="western" style:family="paragraph">
      <style:paragraph-properties fo:margin-left="0.8347in">
        <style:tab-stops/>
      </style:paragraph-properties>
    </style:style>
    <style:style style:name="T99" style:parent-style-name="Fonteparág.padrão" style:family="text">
      <style:text-properties fo:font-size="11pt" style:font-size-asian="11pt" style:font-size-complex="11pt"/>
    </style:style>
    <style:style style:name="T100" style:parent-style-name="Fonteparág.padrão" style:family="text">
      <style:text-properties fo:font-size="11pt" style:font-size-asian="11pt" style:font-size-complex="11pt"/>
    </style:style>
    <style:style style:name="T101" style:parent-style-name="Fonteparág.padrão" style:family="text">
      <style:text-properties fo:font-size="11pt" style:font-size-asian="11pt" style:font-size-complex="11pt"/>
    </style:style>
    <style:style style:name="P102" style:parent-style-name="western" style:family="paragraph">
      <style:paragraph-properties fo:margin-left="0.8347in">
        <style:tab-stops/>
      </style:paragraph-properties>
    </style:style>
    <style:style style:name="T103" style:parent-style-name="Fonteparág.padrão" style:family="text">
      <style:text-properties fo:font-size="11pt" style:font-size-asian="11pt" style:font-size-complex="11pt"/>
    </style:style>
    <style:style style:name="P104" style:parent-style-name="western" style:family="paragraph">
      <style:paragraph-properties fo:text-align="justify" fo:text-indent="0.4916in"/>
    </style:style>
    <style:style style:name="T105" style:parent-style-name="Fonteparág.padrão" style:family="text">
      <style:text-properties fo:color="#000000" fo:font-size="11pt" style:font-size-asian="11pt" style:font-size-complex="11pt"/>
    </style:style>
    <style:style style:name="T106" style:parent-style-name="Fonteparág.padrão" style:family="text">
      <style:text-properties fo:color="#000000" fo:font-size="11pt" style:font-size-asian="11pt" style:font-size-complex="11pt"/>
    </style:style>
    <style:style style:name="T107" style:parent-style-name="Forte" style:family="text">
      <style:text-properties fo:font-weight="normal" style:font-weight-asian="normal" style:font-weight-complex="normal" fo:color="#000000" fo:font-size="11pt" style:font-size-asian="11pt" style:font-size-complex="11pt"/>
    </style:style>
    <style:style style:name="T108" style:parent-style-name="Fonteparág.padrão" style:family="text">
      <style:text-properties fo:color="#000000" fo:font-size="11pt" style:font-size-asian="11pt" style:font-size-complex="11pt"/>
    </style:style>
    <style:style style:name="T109" style:parent-style-name="Fonteparág.padrão" style:family="text">
      <style:text-properties fo:color="#000000" fo:font-size="11pt" style:font-size-asian="11pt" style:font-size-complex="11pt"/>
    </style:style>
    <style:style style:name="T110" style:parent-style-name="Forte" style:family="text">
      <style:text-properties fo:font-weight="normal" style:font-weight-asian="normal" style:font-weight-complex="normal" fo:color="#000000" fo:font-size="11pt" style:font-size-asian="11pt" style:font-size-complex="11pt"/>
    </style:style>
    <style:style style:name="T111" style:parent-style-name="Fonteparág.padrão" style:family="text">
      <style:text-properties fo:color="#000000" fo:font-size="11pt" style:font-size-asian="11pt" style:font-size-complex="11pt"/>
    </style:style>
    <style:style style:name="P112" style:parent-style-name="western" style:family="paragraph">
      <style:paragraph-properties fo:text-align="justify" fo:text-indent="0.4916in"/>
    </style:style>
    <style:style style:name="P113" style:parent-style-name="western" style:family="paragraph">
      <style:paragraph-properties fo:text-align="justify" fo:text-indent="0.4916in"/>
    </style:style>
    <style:style style:name="P114" style:parent-style-name="NormalWeb" style:family="paragraph">
      <style:paragraph-properties fo:text-align="justify" fo:text-indent="0.4916in"/>
    </style:style>
    <style:style style:name="T115" style:parent-style-name="Fonteparág.padrão" style:family="text">
      <style:text-properties fo:font-size="10.5pt" style:font-size-asian="10.5pt" style:font-size-complex="10.5pt"/>
    </style:style>
    <style:style style:name="P116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17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18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19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0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1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2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3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4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5" style:parent-style-name="Textbody" style:family="paragraph">
      <style:paragraph-properties fo:text-align="justify" fo:line-height="100%" fo:text-indent="0.4916in"/>
      <style:text-properties style:font-name="Times New Roman" fo:font-size="11pt" style:font-size-asian="11pt" style:font-size-complex="11pt"/>
    </style:style>
    <style:style style:name="P126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27" style:parent-style-name="Textbody" style:family="paragraph">
      <style:paragraph-properties fo:text-align="justify" fo:text-indent="0.4916in"/>
      <style:text-properties fo:font-size="11pt" style:font-size-asian="11pt" style:font-size-complex="11pt"/>
    </style:style>
    <style:style style:name="P128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29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0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1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2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3" style:parent-style-name="Textbody" style:family="paragraph">
      <style:paragraph-properties fo:text-align="justify" fo:text-indent="0.4916in"/>
    </style:style>
    <style:style style:name="T134" style:parent-style-name="Fonteparág.padrão" style:family="text">
      <style:text-properties style:font-name="Times New Roman" fo:font-size="11pt" style:font-size-asian="11pt" style:font-size-complex="11pt"/>
    </style:style>
    <style:style style:name="T135" style:parent-style-name="Fonteparág.padrão" style:family="text">
      <style:text-properties fo:font-size="11pt" style:font-size-asian="11pt" style:font-size-complex="11pt"/>
    </style:style>
    <style:style style:name="P136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7" style:parent-style-name="Textbody" style:family="paragraph">
      <style:paragraph-properties fo:text-align="justify" fo:text-indent="0.4916in"/>
      <style:text-properties style:font-name="Times New Roman" fo:font-size="11pt" style:font-size-asian="11pt" style:font-size-complex="11pt"/>
    </style:style>
    <style:style style:name="P138" style:parent-style-name="Textbody" style:family="paragraph">
      <style:paragraph-properties fo:text-align="justify" fo:text-indent="0.4916in"/>
    </style:style>
    <style:style style:name="T139" style:parent-style-name="Fonteparág.padrão" style:family="text">
      <style:text-properties style:font-name="Times New Roman" fo:font-size="11pt" style:font-size-asian="11pt" style:font-size-complex="11pt"/>
    </style:style>
    <style:style style:name="T140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T141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P142" style:parent-style-name="Textbody" style:family="paragraph">
      <style:paragraph-properties fo:text-align="justify" fo:text-indent="0.4916in"/>
    </style:style>
    <style:style style:name="T143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T144" style:parent-style-name="Fonteparág.padrão" style:family="text">
      <style:text-properties style:font-name="Times New Roman" fo:font-size="11pt" style:font-size-asian="11pt" style:font-size-complex="11pt"/>
    </style:style>
    <style:style style:name="T145" style:parent-style-name="Fonteparág.padrão" style:family="text">
      <style:text-properties style:font-name="Times New Roman" fo:font-size="11pt" style:font-size-asian="11pt" style:font-size-complex="11pt"/>
    </style:style>
    <style:style style:name="T146" style:parent-style-name="Fonteparág.padrão" style:family="text">
      <style:text-properties style:font-name="Times New Roman" fo:font-size="11pt" style:font-size-asian="11pt" style:font-size-complex="11pt"/>
    </style:style>
    <style:style style:name="P147" style:parent-style-name="Textbody" style:family="paragraph">
      <style:paragraph-properties fo:text-align="justify" fo:text-indent="0.4916in"/>
      <style:text-properties style:font-name="Times New Roman" fo:color="#000000" fo:font-size="11pt" style:font-size-asian="11pt" style:font-size-complex="11pt"/>
    </style:style>
    <style:style style:name="P148" style:parent-style-name="Textbody" style:family="paragraph">
      <style:paragraph-properties fo:text-align="justify" fo:text-indent="0.4916in"/>
    </style:style>
    <style:style style:name="T149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T150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T151" style:parent-style-name="Fonteparág.padrão" style:family="text">
      <style:text-properties style:font-name="Times New Roman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2" style:parent-style-name="Fonteparág.padrão" style:family="text">
      <style:text-properties fo:color="#000000" fo:font-size="11pt" style:font-size-asian="11pt" style:font-size-complex="11pt"/>
    </style:style>
    <style:style style:name="T153" style:parent-style-name="Fonteparág.padrão" style:family="text">
      <style:text-properties style:font-name="Times New Roman" fo:color="#000000" fo:font-size="11pt" style:font-size-asian="11pt" style:font-size-complex="11pt"/>
    </style:style>
    <style:style style:name="P154" style:parent-style-name="Textbody" style:family="paragraph">
      <style:paragraph-properties fo:text-align="justify" fo:margin-top="0.193in" fo:margin-bottom="0.193in" fo:text-indent="0.4722in"/>
    </style:style>
    <style:style style:name="T155" style:parent-style-name="Fonteparág.padrão" style:family="text">
      <style:text-properties fo:font-size="11pt" style:font-size-asian="11pt" style:font-size-complex="11pt"/>
    </style:style>
    <style:style style:name="T156" style:parent-style-name="Fonteparág.padrão" style:family="text">
      <style:text-properties fo:font-size="11pt" style:font-size-asian="11pt" style:font-size-complex="11pt"/>
    </style:style>
    <style:style style:name="P157" style:parent-style-name="Textbody" style:family="paragraph">
      <style:paragraph-properties fo:text-align="justify" fo:margin-top="0.193in" fo:margin-bottom="0.193in" fo:text-indent="0.4722in"/>
      <style:text-properties style:font-name="Times New Roman" fo:font-size="11pt" style:font-size-asian="11pt" style:font-size-complex="11pt"/>
    </style:style>
    <style:style style:name="P158" style:parent-style-name="Textbody" style:family="paragraph">
      <style:paragraph-properties fo:text-align="justify" fo:margin-top="0.193in" fo:margin-bottom="0.193in" fo:text-indent="0.4722in"/>
    </style:style>
    <style:style style:name="T159" style:parent-style-name="Fonteparág.padrão" style:family="text">
      <style:text-properties fo:font-size="10.5pt" style:font-size-asian="10.5pt" style:font-size-complex="10.5pt"/>
    </style:style>
    <style:style style:name="P160" style:parent-style-name="Textbody" style:family="paragraph">
      <style:paragraph-properties fo:text-indent="0.4916in"/>
    </style:style>
  </office:automatic-styles>
  <office:body>
    <office:text text:use-soft-page-breaks="true">
      <text:p text:style-name="P1"><text:span text:style-name="T2">Trata-se de execução penal em desfavor do apenado acima nominado, em que a Defesa pugnou pelo reconhecimento da natureza comum do crime de tráfico de drogas, aplicando 1/6 em toda a pena aplicada (evento 211).</text:span></text:p>
      <text:p text:style-name="P3"><text:span text:style-name="T4">Instado a se manifestar, o Ministério Público opinou pelo indeferimento do pedido da Defesa, contudo, opinou pela aplicação do percentual de 40% somente em relação ao crime hediondo (evento 214).</text:span></text:p>
      <text:p text:style-name="P5"><text:span text:style-name="T6">Registro que o pedido da Defesa foi analisado na decisão de evento 217, voltando-me os autos, agora, para decidir acerca do pedido do MP.</text:span></text:p>
      <text:p text:style-name="P7"><text:span text:style-name="T8">Acrescento ao relatório que a Defesa juntou no evento 226 petição idêntica aquela do evento 211. E, ainda, que outro advogado peticionou no evento 227 também acerca dos percentuais aplicado ao cálculo.</text:span></text:p>
      <text:p text:style-name="P9"><text:span text:style-name="T10">Relatados.</text:span></text:p>
      <text:p text:style-name="P11"><text:span text:style-name="T12">Os percentuais aplicados ao cálculo do benefício foram decididos e fundamentos na decisão de evento 201.</text:span></text:p>
      <text:p text:style-name="P13"><text:span text:style-name="T14">Compulsando os autos, observo que a Defesa e o Ministério Público foram intimados da referida decisão e não recorreram, conforme se denota dos eventos 208 e 210.</text:span></text:p>
      <text:p text:style-name="P15"><text:span text:style-name="T16">Por conseguinte, encontra-se preclusa a matéria, da qual mantenho meu posicionamento.</text:span></text:p>
      <text:p text:style-name="P17"><text:span text:style-name="T18">Isto posto, deixo de conhecer os pedidos quanto aos percentuais aplicado ao cálculo da progressão de regime e mantenho inalterada a guia de execução penal.</text:span></text:p>
      <text:p text:style-name="P19"><text:span text:style-name="T20">P.R.I. Ciência ao MP.</text:span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Vistos etc.</text:span></text:p>
      <text:p text:style-name="P37"><text:span text:style-name="T38">Requereu o apenado retificação da GEP parar fazer constar como requisito para progressão de regime a fração de 1/6 referente aos crimes comuns e 40% para o crime de natureza hedionda.</text:span></text:p>
      <text:p text:style-name="P39"><text:span text:style-name="T40">Alega a Defesa que a GEP<text:s/></text:span><text:span text:style-name="T41">considerou indevidamente a fração de 50% para toda a pena unificada (evento 53).</text:span></text:p>
      <text:p text:style-name="P42"><text:span text:style-name="T43">Interveio o Ministério Público, opinando pelo deferimento do pedido mantendo 50% para o crime hediondo e 16% para os crimes comuns (evento 56).<text:s/></text:span></text:p>
      <text:p text:style-name="P44"><text:span text:style-name="T45">Relatados.</text:span></text:p>
      <text:p text:style-name="P46"><text:span text:style-name="T47">Sem razão as partes</text:span><text:span text:style-name="T48">.<text:s/></text:span></text:p>
      <text:soft-page-break/>
      <text:p text:style-name="P49"><text:span text:style-name="T50">Inicialmente, verifico que o apenado é primário em crime de natureza hedionda com resultado morte.</text:span></text:p>
      <text:p text:style-name="P51"><text:span text:style-name="T52">Assim, aplica-se o artigo 112, VI, a, da LEP (50%).</text:span></text:p>
      <text:p text:style-name="P53"><text:span text:style-name="T54">Friso aqui que a guia inicial de execução constava a fração 3/5 para cálculo da progressão de regime r</text:span><text:span text:style-name="T55">eferente a pena de homicídio qualificado, tendo sido aplicada a lei mais benéfica em razão da decisão de evento<text:s/></text:span>12, que reconheceu a<text:span text:style-name="T56"><text:s/>reincidência genérica (não específica em crime hediondo)</text:span>.</text:p>
      <text:p text:style-name="P57">Mais adiante, na decisão de evento 41, este juízo determinou a aplicação de 50% para o cálculo da progressão de regime sobre a pena unificada de vinte e cinco anos e dez meses de reclusão,<text:s/><text:span text:style-name="Forte">fundamentando</text:span><text:s/>seu entendimento quanto a aplicação de um percentual único.<text:s/></text:p>
      <text:p text:style-name="P58"><text:span text:style-name="T59">Aqui lembro que todas as penas são somadas ou unificadas<text:s/></text:span><text:span text:style-name="T60">para fins de fixação do regime prisional (LEP, art. 111, caput e seu parágrafo único).</text:span></text:p>
      <text:p text:style-name="P61"><text:span text:style-name="T62">Várias vezes aquela Corte superior debruçou-se sobre o tema, deixando assentado, em acórdão que trata especificamente da questão, que o tema trata da individualização da</text:span><text:span text:style-name="T63"><text:s/>pena.</text:span></text:p>
      <text:p text:style-name="P64"><text:span text:style-name="T65">Verbis:</text:span></text:p>
      <text:p text:style-name="P66"><text:span text:style-name="T67">AGRAVO REGIMENTAL NO HABEAS CORPUS. EXECUÇÃO PENAL. LAPSO PARA A PROGRESSÃO DE REGIME. CASO CONCRETO. EFETIVA REINCIDÊNCIA ESPECÍFICA EM CRIME HEDIONDO PARA FINS DE UNIFICAÇÃO DE PENAS. NOVO PACOTE ANTICRIME (LEI N. 13.964/2019). RECURSO DES</text:span><text:span text:style-name="T68">PROVIDO. I - A Terceira Seção desta eg. Corte Superior consagrou o entendimento de que "É reconhecida a retroatividade do patamar estabelecido no art. 112, V, da Lei n. 13.964/2019, àqueles apenados que, embora tenham cometido crime hediondo ou equiparado<text:s/></text:span><text:span text:style-name="T69">sem resultado morte, não sejam reincidentes em delito de natureza semelhante" (REsp n. 1.910.240/MG, Terceira Seção, Rel. Min. Rogerio Schietti Cruz, DJe de 31/5/2021). II - Na hipótese concreta, contudo, é a efetiva reincidência específica da parte agrava</text:span><text:span text:style-name="T70">nte em crimes hediondos que impossibilita a concessão da ordem para fins de unificação de penas em execução penal. III - Assente na jurisprudência desta eg. Corte Superior que<text:s/></text:span><text:span text:style-name="T71">"As condições pessoais do apenado, tal como a reincidência, ainda que não sejam<text:s/></text:span><text:span text:style-name="T72">reconhecidas na condenação, devem ser observadas pelo Juízo das execuções para concessão de benefícios, já que tal proceder encontra-se na sua esfera de competências, definida no art. 66 da LEP, descabendo falar-se em reformatio in pejus ou em violação da<text:s/></text:span><text:span text:style-name="T73">coisa julgada material, mas em individualização da pena relativa à apreciação de institutos próprios da execução penal</text:span><text:span text:style-name="T74"><text:s/>(AgRg no HC n. 511.766/MG, Rel. Ministro ANTONIO SALDANHA PALHEIRO, Sexta Turma, julgado em 18/6/2019, DJe 27/6/2019)" (AgRg nos EDcl no<text:s/></text:span><text:span text:style-name="T75">HC n.668.301/SP, Quinta Turma, Rel. Min. Reynaldo Soares da Fonseca, DJe de 14/6/2021). Agravo regimental desprovido. (AgRg no HC 676.203/SP, Rel. Ministro JESUÍNO RISSATO (DESEMBARGADOR CONVOCADO DO TJDFT), QUINTA TURMA, julgado em 14/09/2021, DJe 22/09/2</text:span><text:span text:style-name="T76">021) - negritei.</text:span></text:p>
      <text:p text:style-name="P77"><text:span text:style-name="T78">De tão didático, vale a pena transcrever parte do voto condutor:</text:span></text:p>
      <text:p text:style-name="P79"><text:span text:style-name="T80">Assim, realizada a unificação das penas, não é possível o fracionamento das condenações impostas para fins de execução penal.</text:span></text:p>
      <text:p text:style-name="P81"><text:span text:style-name="T82">No mesmo sentido, o art. 111 da Lei de<text:s/></text:span><text:span text:style-name="T83">Execução Penal:</text:span></text:p>
      <text:p text:style-name="P84"><text:span text:style-name="T85">"Art. 1 11. Quando houver condenação por mais de um crime, no mesmo processo ou em processos distintos, a determinação do regime de cumprimento será feita pelo resultado da soma ou unificação das penas, observada, quando for o caso, a detra</text:span><text:span text:style-name="T86">ção ou remição.<text:s/></text:span></text:p>
      <text:p text:style-name="P87"><text:span text:style-name="T88">Parágrafo único. Sobrevindo condenação no curso da execução, somar-se-á a pena ao restante da que está sendo cumprida, para determinação do regime."</text:span></text:p>
      <text:p text:style-name="P89"><text:span text:style-name="T90">Igualmente, assente na jurisprudência desta eg. Corte Superior que "As condições pessoais<text:s/></text:span><text:span text:style-name="T91">do apenado, tal como a reincidência, ainda que não sejam reconhecidas na condenação, devem ser observadas pelo Juízo das execuções para concessão de benefícios, já que tal proceder encontra-se na sua esfera de competências, definida no art. 66 da LEP, desc</text:span><text:span text:style-name="T92">abendo falar-se em reformatio in pejus ou em violação da coisa julgada material, mas em individualização da pena relativa à apreciação de institutos próprios da execução penal (AgRg no HC n. 511.766/MG, Rel. Ministro ANTONIO SALDANHA PALHEIRO, Sexta Turma,</text:span><text:span text:style-name="T93"><text:s/>julgado em 18/6/2019, DJe<text:s/></text:span><text:soft-page-break/><text:span text:style-name="T94">27/6/2019)" (AgRg nos EDcl no HC 668.301/SP, Quinta Turma, Rel. Min. Reynaldo Soares da Fonseca, DJe 14/6/2021).</text:span></text:p>
      <text:p text:style-name="P95"><text:span text:style-name="T96">Disso, se extrai que, se a parte agravante é reincidente, e esta condição deve afetar a totalidade da pena em cumpri</text:span><text:span text:style-name="T97">mento, apesar de a nova lei dividir os percentuais para crimes hediondos e comuns.</text:span></text:p>
      <text:p text:style-name="P98"><text:span text:style-name="T99">Verifica-se, portanto, que o entendimento anterior está em consonância com a posição desta eg. Corte Superior, no sentido de que, "a condição de reincidente, uma vez adquiri</text:span><text:span text:style-name="T100">da pelo sentenciado, estende-se sobre a totalidade das penas somadas, não se justificando a consideração isolada de cada condenação e tampouco a aplicação de percentuais diferentes para cada uma das reprimendas" (AgRg no HC n. 616.696/SP, Quinta Turma, Rel</text:span><text:span text:style-name="T101">. Min. Felix Fischer, DJe de 18/12/2020).<text:s/></text:span></text:p>
      <text:p text:style-name="P102"><text:span text:style-name="T103">No mesmo sentido, as decisões: HC n. 608.151, Quinta Turma, Rel. Min. João Otávio de Noronha, DJe de 5/5/2021; e REsp n. 1.918.049, Quinta Turma, Rel. Min. Ribeiro Dantas, Dje de 28/4/2021.</text:span></text:p>
      <text:p text:style-name="P104"><text:span text:style-name="T105">Por oportuno anoto que<text:s/></text:span><text:span text:style-name="T106">já decidi de forma diferente em outras situações, mas rendo-me à interpretação dada pelo Superior Tribunal de Justiça e evoluo minha forma de pensar, registrando que aqui não se trata de aplicar nova lei mas de<text:s/></text:span><text:span text:style-name="T107">corrigir erro,<text:s/></text:span><text:span text:style-name="T108">nos cálculos anteriormente fei</text:span><text:span text:style-name="T109">tos,<text:s/></text:span><text:span text:style-name="T110">de forma a individualizar a execução da pena</text:span><text:span text:style-name="T111">.</text:span></text:p>
      <text:p text:style-name="P112">Isto posto, indefiro o pedido da Defesa e mantenho inalterado o cálculo para progressão de regime.</text:p>
      <text:p text:style-name="P113">Ademais, determino, de ofício, a retificação da fração utilizada no cálculo do livramento condicional, fazendo constar 2/3 em toda a pena unificada, em razão de ser o apenado primário em crime hediondo.</text:p>
      <text:p text:style-name="P114"><text:span text:style-name="T115">P.R.I. Atualize-se. Ciência ao MP.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Vistos etc.</text:p>
      <text:p text:style-name="P126">Requereu o apenado retificação da GEP parar fazer constar como requisito para progressão de<text:s/>regime a fração de 1/6 referente ao crime comum.</text:p>
      <text:p text:style-name="P127">Alega a Defesa que a secretaria lançou indevidamente na GEP a fração de 2/5 (40%) para toda a pena unificada (evento 152).</text:p>
      <text:p text:style-name="P128">Interveio o Ministério Público, opinando pelo deferimento do pedido (evento 85).</text:p>
      <text:p text:style-name="P129"/>
      <text:p text:style-name="P130">*** Trata-se de execução penal em desfavor do apenado acima nominado, em que o Ministério Público opinou pela retificação da GEP para fazer constar frações distintas, conforme natureza do delito, como requisito para progressão de regime e livramento condicional.</text:p>
      <text:soft-page-break/>
      <text:p text:style-name="P131">*** Alega o MP que a GEP lançou indevidamente a fração de 40% e 2/3 para toda a pena unificada (evento )</text:p>
      <text:p text:style-name="P132">Relatados.</text:p>
      <text:p text:style-name="P133"><text:span text:style-name="T134">Sem razão as partes. **</text:span><text:span text:style-name="T135"><text:s/>Sem razão o Ministério Público.</text:span></text:p>
      <text:p text:style-name="P136">Inicialmente verifico que o apenado é primário em crime de natureza hedionda.</text:p>
      <text:p text:style-name="P137">Assim, aplica-se o artigo 112, V, da LEP.</text:p>
      <text:p text:style-name="P138"><text:span text:style-name="T139">No tocante às demais penas em execução impõe-se registrar que o caput do art. 112 da LEP dispõe que a “</text:span><text:span text:style-name="T140">pena privativa de liberdade será executada em forma progressiva com a transferência para regime menos rigoroso</text:span><text:span text:style-name="T141">, a ser determinada pelo juiz, quando o preso tiver cumprido ao menos” certo percentual dela, no caso, 40%, não dizendo que o cálculo será diferente para a pena de cada crime.</text:span></text:p>
      <text:p text:style-name="P142"><text:span text:style-name="T143">Neste sentido: "</text:span><text:span text:style-name="T144">Desse modo, não é juridicamente possível a utilização da fração<text:s/></text:span><text:span text:style-name="T145">de 1/6 para fins de progressão de regime apenas para o crime comum, e de 2/5 apenas para o crime hediondo, devendo ser fixado apenas um patamar de progressão para ambos os delitos" (AgRg nos EDcl no HC 668.301/SP, Rel. Ministro REYNALDO SOARES DA FONSECA,<text:s/></text:span><text:span text:style-name="T146">QUINTA TURMA, julgado em 08/06/2021, DJe 14/06/2021)</text:span></text:p>
      <text:p text:style-name="P147">Aqui lembro que todas as penas são somadas ou unificadas para fins de fixação do regime prisional (LEP, art. 111, caput e seu parágrafo único).</text:p>
      <text:p text:style-name="P148"><text:span text:style-name="T149">Por oportuno anoto que já decidi de forma diferente em outr</text:span><text:span text:style-name="T150">as situações, mas rendo-me à interpretação dada pelo Superior Tribunal de Justiça e evoluo minha forma de pensar, registrando que aqui não se trata de aplicar nova lei mas de<text:s/></text:span><text:span text:style-name="T151">corrigir erro</text:span><text:span text:style-name="T152"><text:s/></text:span><text:span text:style-name="T153">nos cálculos anteriormente feitos.</text:span></text:p>
      <text:p text:style-name="P154"><text:span text:style-name="T155">**Isto posto, indefiro o pedido<text:s/></text:span><text:span text:style-name="T156">da defesa, mantendo a GEP inalterada em razão de ser o apenado primário em crime hediondo.</text:span></text:p>
      <text:p text:style-name="P157">**Isto posto, indefiro o pedido da defesa, determinando ainda, de ofício, a retificação da GEP para aplicar o percentual de 2/3 para todo o cálculo do livramento condicional, em razão de ser o apenado primário em crime hediondo.</text:p>
      <text:p text:style-name="P158"><text:span text:style-name="T159">P.R.I. Ciência ao MP.</text:span></text:p>
      <text:p text:style-name="P160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CabeçalhoChar" style:display-name="Cabeçalho Char" style:family="text" style:parent-style-name="Fonteparág.padrão">
      <style:text-properties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size-complex="10.5pt" fo:hyphenate="false"/>
    </style:style>
    <style:style style:name="RodapéChar" style:display-name="Rodapé Char" style:family="text" style:parent-style-name="Fonteparág.padrão">
      <style:text-properties style:font-size-complex="10.5pt"/>
    </style:style>
    <style:style style:name="textbody0" style:display-name="textbody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western" style:display-name="western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anda Pauxis</dc:creator>
    <meta:creation-date>2021-11-23T18:21:00Z</meta:creation-date>
    <dc:date>2022-07-13T12:34:00Z</dc:date>
    <meta:template xlink:href="Normal.dotm" xlink:type="simple"/>
    <meta:editing-cycles>7</meta:editing-cycles>
    <meta:editing-duration>PT18720S</meta:editing-duration>
    <meta:document-statistic meta:page-count="4" meta:paragraph-count="20" meta:word-count="1568" meta:character-count="10017" meta:row-count="70" meta:non-whitespace-character-count="8469"/>
  </office:meta>
</office:document-meta>
</file>